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 (EEZ-GUI)</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EEZ-GUI)8" text:style-name="List_20_1">
                        
                        <text:list-item>
                            <text:p text:style-name="List_20_1">
                                Horizontal
                            </text:p>
                            
                                <text:p>
                                    <draw:frame draw:style-name="fr2" draw:name="image_progress_horz.png" text:anchor-type="paragraph" svg:width="82mm" svg:height="7mm" draw:z-index="1">
                <draw:image xlink:href="Pictures/progress_horz.png" xlink:type="simple" xlink:show="embed" xlink:actuate="onLoad"/>
            </draw:frame>
                                </text:p>
                            
                        </text:list-item>
                        
                    

                        <text:list-item>
                            <text:p text:style-name="List_20_1">
                                Vertical
                            </text:p>
                            
                                <text:p>
                                    <draw:frame draw:style-name="fr2" draw:name="image_progress_vert.png" text:anchor-type="paragraph" svg:width="10mm" svg:height="85mm" draw:z-index="2">
                <draw:image xlink:href="Pictures/progress_vert.png" xlink:type="simple" xlink:show="embed" xlink:actuate="onLoad"/>
            </draw:frame>
                                </text:p>
                            
                        </text:list-item>
                        
                    
                    </text:list>
                ,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Progress (EEZ-GUI)12" text:continue-numbering="true" text:continue-list="list_Progress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Progress (EEZ-GUI)13" text:continue-numbering="true" text:continue-list="list_Progress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Progress (EEZ-GUI)14" text:continue-numbering="true" text:continue-list="list_Progress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EEZ-GUI)15" text:continue-numbering="true" text:continue-list="list_Progress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EEZ-GUI)16" text:continue-numbering="true" text:continue-list="list_Progress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EEZ-GUI)17" text:continue-numbering="true" text:continue-list="list_Progress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EEZ-GUI)18" text:continue-numbering="true" text:continue-list="list_Progress (EEZ-GUI)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1" text:continue-numbering="true" text:continue-list="list_Progress (EEZ-GUI)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EEZ-GUI)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3" text:continue-numbering="true" text:continue-list="list_Progress (EEZ-GUI)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EEZ-GUI)24" text:continue-numbering="true" text:continue-list="list_Progress (EEZ-GUI)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EEZ-GUI)25" text:continue-numbering="true" text:continue-list="list_Progress (EEZ-GUI)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